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bdfd7" officeooo:paragraph-rsid="001bdf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`timescale 1ns/1ns</text:p>
      <text:p text:style-name="P1">//------------------------------------------------------------------------------</text:p>
      <text:p text:style-name="P1">//`include "apb_decoder_test.v"</text:p>
      <text:p text:style-name="P1">//------------------------------------------------------------------------------</text:p>
      <text:p text:style-name="P1">module tst_single_wr_rd();</text:p>
      <text:p text:style-name="P1"/>
      <text:p text:style-name="P1">reg <text:s/>[15:0] addr;</text:p>
      <text:p text:style-name="P1">reg <text:s/>[31:0] wr_data;</text:p>
      <text:p text:style-name="P1">reg <text:s/>[31:0] exp_data;</text:p>
      <text:p text:style-name="P1"/>
      <text:p text:style-name="P1">initial begin</text:p>
      <text:p text:style-name="P1"><text:s text:c="2"/>addr = 0;</text:p>
      <text:p text:style-name="P1"><text:s text:c="2"/>wr_data = 0;</text:p>
      <text:p text:style-name="P1"><text:s text:c="2"/>exp_data = 0;</text:p>
      <text:p text:style-name="P1"><text:s text:c="2"/>repeat (3) @(posedge `PCLK);</text:p>
      <text:p text:style-name="P1"><text:s text:c="2"/>addr = 16'h0a20;</text:p>
      <text:p text:style-name="P1"><text:s text:c="2"/>wr_data = 32'hABCD_DCBA;</text:p>
      <text:p text:style-name="P1"><text:s text:c="2"/>exp_data = wr_data; <text:s/>// expected data is same as written data</text:p>
      <text:p text:style-name="P1"><text:s text:c="2"/>`APB_WRITE(addr,wr_data);</text:p>
      <text:p text:style-name="P1"><text:s text:c="3"/>@(negedge `PCLK);</text:p>
      <text:p text:style-name="P1"><text:s text:c="3"/>@(negedge `PCLK);</text:p>
      <text:p text:style-name="P1"><text:s text:c="3"/>//@(negedge `PCLK);</text:p>
      <text:p text:style-name="P1"><text:s text:c="2"/>`APB_READ (addr,exp_data);</text:p>
      <text:p text:style-name="P1"><text:s text:c="2"/>repeat (20) @(posedge `PCLK);</text:p>
      <text:p text:style-name="P1"/>
      <text:p text:style-name="P1"><text:s text:c="2"/>$finish();</text:p>
      <text:p text:style-name="P1">end</text:p>
      <text:p text:style-name="P1"/>
      <text:p text:style-name="P1">endmodu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13T19:05:59.714653891</meta:creation-date>
    <dc:date>2022-12-13T19:06:35.621378542</dc:date>
    <meta:editing-duration>PT36S</meta:editing-duration>
    <meta:editing-cycles>1</meta:editing-cycles>
    <meta:document-statistic meta:table-count="0" meta:image-count="0" meta:object-count="0" meta:page-count="1" meta:paragraph-count="25" meta:word-count="65" meta:character-count="655" meta:non-whitespace-character-count="580"/>
    <meta:generator>LibreOffice/5.3.6.1$Linux_X86_64 LibreOffice_project/30$Build-1</meta:generator>
  </office:meta>
</office:document-meta>
</file>